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atha" svg:font-family="Lath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1" svg:font-family="Lath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style:min-row-height="12.277cm"/>
    </style:style>
    <style:style style:name="Tabela1.A1" style:family="table-cell">
      <style:table-cell-properties fo:padding="0.097cm" fo:border-left="0.079cm solid #000000" fo:border-right="none" fo:border-top="0.079cm solid #000000" fo:border-bottom="0.079cm solid #000000"/>
    </style:style>
    <style:style style:name="Tabela1.B1" style:family="table-cell">
      <style:table-cell-properties fo:padding="0.097cm" fo:border="0.079cm solid #000000"/>
    </style:style>
    <style:style style:name="Tabela1.2" style:family="table-row">
      <style:table-row-properties style:min-row-height="13.176cm"/>
    </style:style>
    <style:style style:name="Tabela1.A2" style:family="table-cell">
      <style:table-cell-properties fo:padding="0.097cm" fo:border-left="0.079cm solid #000000" fo:border-right="none" fo:border-top="none" fo:border-bottom="0.079cm solid #000000"/>
    </style:style>
    <style:style style:name="Tabela1.B2" style:family="table-cell">
      <style:table-cell-properties fo:padding="0.097cm" fo:border-left="0.079cm solid #000000" fo:border-right="0.079cm solid #000000" fo:border-top="none" fo:border-bottom="0.079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5cm" style:rel-column-width="32767*"/>
    </style:style>
    <style:style style:name="Tabela2.1" style:family="table-row">
      <style:table-row-properties style:min-row-height="12.277cm"/>
    </style:style>
    <style:style style:name="Tabela2.A1" style:family="table-cell">
      <style:table-cell-properties fo:padding="0.097cm" fo:border="0.079cm solid #000000"/>
    </style:style>
    <style:style style:name="Tabela2.B1" style:family="table-cell">
      <style:table-cell-properties fo:padding="0.097cm" fo:border="0.002cm solid #000000"/>
    </style:style>
    <style:style style:name="Tabela2.2" style:family="table-row">
      <style:table-row-properties style:min-row-height="13.176cm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atha" fo:font-size="11pt" style:font-size-asian="11pt" style:font-size-complex="11pt"/>
    </style:style>
    <style:style style:name="P2" style:family="paragraph" style:parent-style-name="Standard">
      <style:text-properties style:font-name="Lath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00ae00" style:font-name="Latha1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ae00" style:font-name="Latha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Latha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">Déu, <text:s text:c="21"/>25.mai.08</text:p>
            <text:p text:style-name="P4"><text:s text:c="3"/>A chamada de Deus para que sejamos líderes é voluntária e, aparentemente, não há recompensas, mas, mesmo assim, você tem coragem de renunciar sua própria vida, seu lazer, muitas vezes, seus estudos para formar naquelas crianças o caráter de Cristo, amando-as e, ainda, tendo que suportar os seus defeitos. </text:p>
            <text:p text:style-name="P4"><text:s text:c="3"/>Estamos muito felizes por você fazer parte da nossa equipe e da nossa vida, a sua importância é enorme para nós. </text:p>
            <text:p text:style-name="P4"><text:s text:c="2"/>Deus está vendo sua consagração e dedicação a Ele, com certeza você está alegrando-o e receberá a unção do Senhor de forma poderosa.</text:p>
            <text:p text:style-name="P4"><text:s text:c="2"/>Você é preciosa! Não se perca no caminho. </text:p>
            <text:p text:style-name="P4"><text:s text:c="4"/>Amamos você, Carol e Deninho. </text:p>
          </table:table-cell>
          <table:table-cell table:style-name="Tabela1.B1" office:value-type="string">
            <text:p text:style-name="P3">Edyel, <text:s text:c="21"/>25.mai.08</text:p>
            <text:p text:style-name="P4"><text:s text:c="3"/>A chamada de Deus para que sejamos líderes é voluntária e, aparentemente, não há recompensas, mas, mesmo assim, você tem coragem de renunciar sua própria vida, seu lazer, muitas vezes, seus estudos para formar naquelas crianças o caráter de Cristo, amando-as e, ainda, tendo que suportar os seus defeitos. </text:p>
            <text:p text:style-name="P4"><text:s text:c="3"/>Estamos muito felizes por você fazer parte da nossa equipe e da nossa vida, a sua importância é enorme para nós. </text:p>
            <text:p text:style-name="P4"><text:s text:c="2"/>Deus está vendo sua consagração e dedicação a Ele, com certeza você está alegrando-o e receberá dons espirituais.</text:p>
            <text:p text:style-name="P4"><text:s text:c="9"/>Você é fiel! </text:p>
            <text:p text:style-name="P4"><text:s text:c="3"/>Não deixe que isso seja roubado. </text:p>
            <text:p text:style-name="P4"><text:s text:c="5"/>Amamos você, Carol e Deninho. </text:p>
          </table:table-cell>
        </table:table-row>
        <table:table-row table:style-name="Tabela1.2">
          <table:table-cell table:style-name="Tabela1.A2" office:value-type="string">
            <text:p text:style-name="P3"><text:s/>Gigi, <text:s text:c="21"/>25.mai.08</text:p>
            <text:p text:style-name="P4"><text:s text:c="3"/>A chamada de Deus para que sejamos líderes é voluntária e, aparentemente, não há recompensas, mas, mesmo assim, você tem coragem de renunciar sua própria vida, seu lazer, muitas vezes, seus estudos para formar naquelas crianças o caráter de Cristo, amando-as e, ainda, tendo que suportar os seus defeitos. </text:p>
            <text:p text:style-name="P4"><text:s text:c="3"/>Estamos muito felizes por você fazer parte da nossa equipe e da nossa vida, a sua importância é enorme para nós. </text:p>
            <text:p text:style-name="P4"><text:s text:c="2"/>Deus está vendo sua consagração e dedicação a Ele, com certeza você está alegrando-o e receberá surpresas maravilhosas!!</text:p>
            <text:p text:style-name="P4"><text:s/>Você é contagiante! </text:p>
            <text:p text:style-name="P4">Não permita que o mundo transforme sua alegria.. </text:p>
            <text:p text:style-name="P4"><text:s text:c="5"/>Amamos você, Carol e Deninho. </text:p>
          </table:table-cell>
          <table:table-cell table:style-name="Tabela1.B2" office:value-type="string">
            <text:p text:style-name="P3"><text:s/>Layra, <text:s text:c="20"/>25.mai.08</text:p>
            <text:p text:style-name="P4"><text:s text:c="3"/>A chamada de Deus para que sejamos líderes é voluntária e, aparentemente, não há recompensas, mas, mesmo assim, você tem coragem de renunciar sua própria vida, seu lazer, muitas vezes, seus estudos para formar naquelas crianças o caráter de Cristo, amando-as e, ainda, tendo que suportar os seus defeitos. </text:p>
            <text:p text:style-name="P4"><text:s text:c="3"/>Estamos muito felizes por você fazer parte da nossa equipe e da nossa vida, a sua importância é enorme para nós. </text:p>
            <text:p text:style-name="P4"><text:s text:c="2"/>Deus está vendo sua consagração e dedicação a Ele, com certeza você está alegrando-o e receberá a satisfação dos desejos do seu coração.</text:p>
            <text:p text:style-name="P4"><text:s text:c="7"/>Você é forte! </text:p>
            <text:p text:style-name="P4"><text:s/>Não vacile diante das adversidades. </text:p>
            <text:p text:style-name="P4"><text:s text:c="5"/>Amamos você, Carol e Deninho. </text:p>
          </table:table-cell>
        </table:table-row>
      </table:table>
      <text:p text:style-name="Standard"><text:soft-page-break/></text:p>
      <text:p text:style-name="Standard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3">Railan, <text:s text:c="21"/>25.mai.08</text:p>
            <text:p text:style-name="P4"><text:s text:c="3"/>A chamada de Deus para que sejamos líderes é voluntária e, aparentemente, não há recompensas, mas, mesmo assim, você precisa ter coragem de renunciar sua própria vida, seu lazer, muitas vezes, seus estudos para formar naquelas crianças o caráter de Cristo, amando-as e, ainda, tendo que suportar os seus defeitos. </text:p>
            <text:p text:style-name="P4"><text:s text:c="3"/>Você faz parte do povo que tem esse chamado, pois Deus lhe capacitou para atrair as multidões para Ele, basta que você aceite <text:s/>e se dedique por completo. </text:p>
            <text:p text:style-name="P4"><text:s text:c="2"/>Não permita que as coisas do mundo tomem o tempo que deveria ser de Deus, isso não te dará recompensas.</text:p>
            <text:p text:style-name="P4"><text:s text:c="2"/>Acreditamos no seu potencial, por isso insistimos no seu crescimento. <text:s text:c="3"/></text:p>
            <text:p text:style-name="P4"><text:s text:c="2"/>Você é essencial! Não falte as células. </text:p>
            <text:p text:style-name="P4"><text:s text:c="4"/>Amamos você, Carol e Deninho. </text:p>
          </table:table-cell>
          <table:table-cell table:style-name="Tabela2.B1" office:value-type="string">
            <text:p text:style-name="P2"/>
          </table:table-cell>
        </table:table-row>
        <text:soft-page-break/>
        <table:table-row table:style-name="Tabela2.2">
          <table:table-cell table:style-name="Tabela2.A2" office:value-type="string">
            <text:p text:style-name="P2"><text:span text:style-name="T1"/></text:p>
          </table:table-cell>
          <table:table-cell table:style-name="Tabela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atha" svg:font-family="Lath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1" svg:font-family="Lath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3$Win32 OpenOffice.org_project/680m9$Build-9238</meta:generator>
    <meta:creation-date>2008-05-25T15:06:43</meta:creation-date>
    <dc:date>2008-05-25T15:44:20</dc:date>
    <meta:editing-cycles>5</meta:editing-cycles>
    <meta:editing-duration>PT19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34" meta:word-count="567" meta:character-count="3492"/>
  </office:meta>
</office:document-meta>
</file>